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28d3" officeooo:paragraph-rsid="000728d3"/>
    </style:style>
    <style:style style:name="P2" style:family="paragraph" style:parent-style-name="Standard" style:list-style-name="L1">
      <style:text-properties officeooo:rsid="000728d3" officeooo:paragraph-rsid="000728d3"/>
    </style:style>
    <style:style style:name="P3" style:family="paragraph" style:parent-style-name="Standard" style:list-style-name="L1">
      <style:text-properties officeooo:rsid="000728d3" officeooo:paragraph-rsid="000c29f6"/>
    </style:style>
    <style:style style:name="P4" style:family="paragraph" style:parent-style-name="Standard" style:list-style-name="L1">
      <style:text-properties officeooo:rsid="000728d3" officeooo:paragraph-rsid="000d2aac"/>
    </style:style>
    <style:style style:name="P5" style:family="paragraph" style:parent-style-name="Standard">
      <style:text-properties officeooo:rsid="000728d3" officeooo:paragraph-rsid="000c29f6"/>
    </style:style>
    <style:style style:name="P6" style:family="paragraph" style:parent-style-name="Standard">
      <style:text-properties officeooo:rsid="000728d3" officeooo:paragraph-rsid="000d2aac"/>
    </style:style>
    <style:style style:name="P7" style:family="paragraph" style:parent-style-name="Standard" style:list-style-name="L1">
      <style:text-properties officeooo:rsid="0007aa8b" officeooo:paragraph-rsid="0007aa8b"/>
    </style:style>
    <style:style style:name="P8" style:family="paragraph" style:parent-style-name="Standard" style:list-style-name="L1">
      <style:text-properties officeooo:rsid="0007aa8b" officeooo:paragraph-rsid="000c29f6"/>
    </style:style>
    <style:style style:name="P9" style:family="paragraph" style:parent-style-name="Standard" style:list-style-name="L1">
      <style:text-properties officeooo:rsid="0007aa8b" officeooo:paragraph-rsid="000d2aac"/>
    </style:style>
    <style:style style:name="P10" style:family="paragraph" style:parent-style-name="Standard" style:list-style-name="L1">
      <style:text-properties fo:color="#006600" officeooo:rsid="0007aa8b" officeooo:paragraph-rsid="0007aa8b" fo:background-color="transparent"/>
    </style:style>
    <style:style style:name="P11" style:family="paragraph" style:parent-style-name="Standard" style:list-style-name="L1">
      <style:text-properties fo:color="#006600" officeooo:rsid="0007aa8b" officeooo:paragraph-rsid="000c29f6" fo:background-color="transparent"/>
    </style:style>
    <style:style style:name="P12" style:family="paragraph" style:parent-style-name="Standard" style:list-style-name="L1">
      <style:text-properties fo:color="#006600" officeooo:rsid="0007aa8b" officeooo:paragraph-rsid="000d2aac" fo:background-color="transparent"/>
    </style:style>
    <style:style style:name="P13" style:family="paragraph" style:parent-style-name="Standard" style:list-style-name="L1">
      <style:text-properties officeooo:rsid="0008b6eb" officeooo:paragraph-rsid="0008b6eb"/>
    </style:style>
    <style:style style:name="P14" style:family="paragraph" style:parent-style-name="Standard" style:list-style-name="L1">
      <style:text-properties officeooo:rsid="0008b6eb" officeooo:paragraph-rsid="000c29f6"/>
    </style:style>
    <style:style style:name="P15" style:family="paragraph" style:parent-style-name="Standard" style:list-style-name="L1">
      <style:text-properties officeooo:rsid="0008b6eb" officeooo:paragraph-rsid="000d2aac"/>
    </style:style>
    <style:style style:name="P16" style:family="paragraph" style:parent-style-name="Standard" style:list-style-name="L1">
      <style:text-properties officeooo:rsid="000da5e8" officeooo:paragraph-rsid="000da5e8"/>
    </style:style>
    <style:style style:name="T1" style:family="text">
      <style:text-properties officeooo:rsid="0007aa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aski:</text:p>
      <text:list xml:id="list7553895427734226191" text:style-name="L1">
        <text:list-item>
          <text:p text:style-name="P4">Kontroler przerzutki - program</text:p>
          <text:list>
            <text:list-item>
              <text:p text:style-name="P4">Tryb automatyczny</text:p>
              <text:list>
                <text:list-item>
                  <text:p text:style-name="P4">tryb comfort – utrzymanie zadanej prędkości na podstawie kadencji. <text:span text:style-name="T1">Brak możliwości przełączania ręcznego</text:span></text:p>
                  <text:list>
                    <text:list-item>
                      <text:p text:style-name="P4"><text:s/>wykorzystanie timera do cyklicznego przerwania sprawdzającego aktualną kadencję – powiedzmy co 2 sek</text:p>
                    </text:list-item>
                    <text:list-item>
                      <text:p text:style-name="P9">wyłaczenie przewań od przycisków do zmiany biegów</text:p>
                    </text:list-item>
                  </text:list>
                </text:list-item>
                <text:list-item>
                  <text:p text:style-name="P4">tryb active – <text:span text:style-name="T1">kadencja + możliwość zmiany ręcznej. Trochę bardziej sportowa charakterystyka.</text:span></text:p>
                  <text:list>
                    <text:list-item>
                      <text:p text:style-name="P9">Wykorzystanie timera do cyklicznego przerwania sprawdzającego aktualną kadencję – co pół sekundy. </text:p>
                    </text:list-item>
                  </text:list>
                </text:list-item>
                <text:list-item>
                  <text:p text:style-name="P4">tryb sport – <text:span text:style-name="T1">jakas fuzja danych. Można brać pod uwagę kadencję, prędkość, pochodną prędkości, dane z akcelerometru(poziom nachylenia stoku). Być może jakieś</text:span></text:p>
                </text:list-item>
                <text:list-item>
                  <text:p text:style-name="P16">RGB indicator</text:p>
                  <text:list>
                    <text:list-item>
                      <text:p text:style-name="P16"/>
                    </text:list-item>
                  </text:list>
                </text:list-item>
              </text:list>
            </text:list-item>
            <text:list-item>
              <text:p text:style-name="P4">Tryb ręczny</text:p>
              <text:list>
                <text:list-item>
                  <text:list>
                    <text:list-item>
                      <text:p text:style-name="P12">dorobienie możliwości zmiany przełożeń przytrzymując przycisków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Elektronika</text:p>
          <text:list>
            <text:list-item>
              <text:p text:style-name="P9">Panel kontroli</text:p>
              <text:list>
                <text:list-item>
                  <text:list>
                    <text:list-item>
                      <text:p text:style-name="P9">zaprojektowanie panelu</text:p>
                    </text:list-item>
                    <text:list-item>
                      <text:p text:style-name="P9">wykonanie panelu</text:p>
                    </text:list-item>
                    <text:list-item>
                      <text:p text:style-name="P9">montaż panelu</text:p>
                    </text:list-item>
                  </text:list>
                </text:list-item>
              </text:list>
            </text:list-item>
            <text:list-item>
              <text:p text:style-name="P9">Akcelerometr</text:p>
              <text:list>
                <text:list-item>
                  <text:list>
                    <text:list-item>
                      <text:p text:style-name="P9">montaż akcelerometru</text:p>
                    </text:list-item>
                  </text:list>
                </text:list-item>
              </text:list>
            </text:list-item>
            <text:list-item>
              <text:p text:style-name="P9">przetestowanie czujników prędkości obrotowej koła</text:p>
            </text:list-item>
          </text:list>
        </text:list-item>
        <text:list-item>
          <text:p text:style-name="P4">Praca magisterska</text:p>
          <text:list>
            <text:list-item>
              <text:p text:style-name="P15">Opis sprzętu</text:p>
              <text:list>
                <text:list-item>
                  <text:list>
                    <text:list-item>
                      <text:p text:style-name="P15">Texas procek</text:p>
                    </text:list-item>
                    <text:list-item>
                      <text:p text:style-name="P15">akcelerometr</text:p>
                    </text:list-item>
                    <text:list-item>
                      <text:p text:style-name="P15">serwomechanizm</text:p>
                    </text:list-item>
                    <text:list-item>
                      <text:p text:style-name="P15">schemat połącznia</text:p>
                    </text:list-item>
                  </text:list>
                </text:list-item>
              </text:list>
            </text:list-item>
            <text:list-item>
              <text:p text:style-name="P15">Opis środowiska</text:p>
              <text:list>
                <text:list-item>
                  <text:list>
                    <text:list-item>
                      <text:p text:style-name="P15">CCS </text:p>
                    </text:list-item>
                    <text:list-item>
                      <text:p text:style-name="P15">Arm toolchain</text:p>
                    </text:list-item>
                    <text:list-item>
                      <text:p text:style-name="P15">analizator stanów logicznych</text:p>
                    </text:list-item>
                  </text:list>
                </text:list-item>
              </text:list>
            </text:list-item>
            <text:list-item>
              <text:p text:style-name="P15">Opis napotkanych problemów</text:p>
              <text:list>
                <text:list-item>
                  <text:list>
                    <text:list-item>
                      <text:p text:style-name="P15">filtry RC</text:p>
                    </text:list-item>
                    <text:list-item>
                      <text:p text:style-name="P15">można coś o zużyciu energii, dobór baterii</text:p>
                    </text:list-item>
                  </text:list>
                </text:list-item>
              </text:list>
            </text:list-item>
            <text:list-item>
              <text:p text:style-name="P15">Opis teorii</text:p>
              <text:list>
                <text:list-item>
                  <text:list>
                    <text:list-item>
                      <text:p text:style-name="P15">filtry RC, stała czasowa, obiekt inercyjny 1 rzędu</text:p>
                    </text:list-item>
                    <text:list-item>
                      <text:p text:style-name="P15">układ zamknięty – serwomechanizm</text:p>
                    </text:list-item>
                    <text:list-item>
                      <text:p text:style-name="P15">sterowaniu rozmytym</text:p>
                    </text:list-item>
                  </text:list>
                </text:list-item>
              </text:list>
            </text:list-item>
            <text:list-item>
              <text:p text:style-name="P15">Opis algorytmu</text:p>
              <text:list>
                <text:list-item>
                  <text:list>
                    <text:list-item>
                      <text:p text:style-name="P15">opis trybów</text:p>
                    </text:list-item>
                    <text:list-item>
                      <text:p text:style-name="P15">rysunki</text:p>
                    </text:list-item>
                  </text:list>
                </text:list-item>
              </text:list>
            </text:list-item>
            <text:list-item>
              <text:p text:style-name="P15"/>
            </text:list-item>
          </text:list>
        </text:list-item>
        <text:list-item>
          <text:p text:style-name="P9">Mechanika</text:p>
          <text:list>
            <text:list-item>
              <text:p text:style-name="P9">Zmiana przełożeń</text:p>
              <text:list>
                <text:list-item>
                  <text:list>
                    <text:list-item>
                      <text:p text:style-name="P9"><text:soft-page-break/>popracowanie nad lepszą zmianą przełożeń – może wyeliminowanie jedynki</text:p>
                      <text:p text:style-name="P4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22:24:19.232677683</meta:creation-date>
    <dc:date>2016-07-06T23:14:58.556602716</dc:date>
    <meta:editing-duration>PT1H49M26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46" meta:word-count="214" meta:character-count="1430" meta:non-whitespace-character-count="1294"/>
  </office:meta>
</office:document-meta>
</file>